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f34" officeooo:paragraph-rsid="001d7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 підручнику розглядаються основні алгоритми та структури даних та</text:p>
      <text:p text:style-name="P1">приклади їхнього застосування, зокрема алгоритми пошуку та сортування,</text:p>
      <text:p text:style-name="P1">концепції хешування та хеш-таблиці, лінійні структури даних, дерева, графи.</text:p>
      <text:p text:style-name="P1">Матеріал підручника розбито на 7 розділів, тема кожного з яких відповідає</text:p>
      <text:p text:style-name="P1">певному розділу дисципліни. У свою чергу, кожен розділ поділено на</text:p>
      <text:p text:style-name="P1">параграфи, кожен з яких може складатися з кількох пунктів. Нумерація</text:p>
      <text:p text:style-name="P1">параграфів у підручнику містить номер розділу до якого належить параграф, а</text:p>
      <text:p text:style-name="P1">номер пункту містить номер параграфу. Нумерація означень, лістингів програм,</text:p>
      <text:p text:style-name="P1">прикладів, рисунків, тощо складається з трьох частин: номеру розділу, номеру</text:p>
      <text:p text:style-name="P1">параграфу та порядкового номеру об'єкта у цьому параграфі. Така структура</text:p>
      <text:p text:style-name="P1">дозволяє легко орієнтуватися у підручнику, знаходити необхідний матеріал та</text:p>
      <text:p text:style-name="P1">спрощує його засвоєння. Матеріал підручника супроводжується значною</text:p>
      <text:p text:style-name="P1">кількістю прикладів та лістингів фрагментів програм, а самі програми,</text:p>
      <text:p text:style-name="P1">опубліковані на GitHub сторінці автора, звідки читач може їх легко</text:p>
      <text:p text:style-name="P1">завантажити. Тексти програм супроводжуються детальними коментарями, що</text:p>
      <text:p text:style-name="P1">суттєво спрощує їхнє сприйняття та розуміння.</text:p>
      <text:p text:style-name="P1">Навчальний посібник відповідає всім вимогам щодо навчально-методичної</text:p>
      <text:p text:style-name="P1">літератури, узгоджений із програмою дисципліни "Алгоритми і структури</text:p>
      <text:p text:style-name="P1">даних", а його назва відповідає змісту посібника.</text:p>
      <text:p text:style-name="P1">Рекомендую використовувати підручник «Алгоритми і структури даних.</text:p>
      <text:p text:style-name="P1">Підручник» автора Креневича А.П під час вивчення ди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8:37:05.223119894</meta:creation-date>
    <dc:date>2021-05-17T18:37:44.440073114</dc:date>
    <meta:editing-duration>PT41S</meta:editing-duration>
    <meta:editing-cycles>1</meta:editing-cycles>
    <meta:document-statistic meta:table-count="0" meta:image-count="0" meta:object-count="0" meta:page-count="1" meta:paragraph-count="21" meta:word-count="182" meta:character-count="1415" meta:non-whitespace-character-count="1254"/>
    <meta:generator>LibreOffice/5.1.2.2$Linux_X86_64 LibreOffice_project/10m0$Build-2</meta:generator>
  </office:meta>
</office:document-meta>
</file>